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1cm"/>
    </style:style>
    <style:style style:name="co2" style:family="table-column">
      <style:table-column-properties fo:break-before="auto" style:column-width="14.71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AI State</text:p>
          </table:table-cell>
          <table:table-cell table:style-name="ce1" office:value-type="string">
            <text:p>Description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Infrastructure</text:p>
          </table:table-cell>
          <table:table-cell office:value-type="string">
            <text:p>Default state if nothing else applies. There are inhabited systems not yet completely colonized.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Exploration</text:p>
          </table:table-cell>
          <table:table-cell office:value-type="string">
            <text:p>No enemy in sight and systems are unexplored. Need to expand.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fend (Short Term)</text:p>
          </table:table-cell>
          <table:table-cell office:value-type="string">
            <text:p>Enemy is at the door, require immediate defense.</text:p>
          </table:table-cell>
          <table:table-cell table:number-columns-repeated="1022"/>
        </table:table-row>
        <table:table-row table:style-name="ro1">
          <table:table-cell office:value-type="string">
            <text:p>Prepare for Defense</text:p>
          </table:table-cell>
          <table:table-cell office:value-type="string">
            <text:p>Enemy is approaching but no yet close. Require mid-term defense.</text:p>
          </table:table-cell>
          <table:table-cell table:number-columns-repeated="1022"/>
        </table:table-row>
        <table:table-row table:style-name="ro1">
          <table:table-cell office:value-type="string">
            <text:p>Defend (Long Term)</text:p>
          </table:table-cell>
          <table:table-cell office:value-type="string">
            <text:p>No enemy in sight, but systems are unsecured. Require long-term defense.</text:p>
          </table:table-cell>
          <table:table-cell table:number-columns-repeated="1022"/>
        </table:table-row>
        <table:table-row table:style-name="ro1">
          <table:table-cell office:value-type="string">
            <text:p>Prepare for Attack</text:p>
          </table:table-cell>
          <table:table-cell office:value-type="string">
            <text:p>Plan to attack an enemy soon. Happens as soon as a potential (weaker) target is in sight.</text:p>
          </table:table-cell>
          <table:table-cell table:number-columns-repeated="1022"/>
        </table:table-row>
        <table:table-row table:style-name="ro1">
          <table:table-cell office:value-type="string">
            <text:p>Attack</text:p>
          </table:table-cell>
          <table:table-cell office:value-type="string">
            <text:p>Attacking an enemy at this very moment.</text:p>
          </table:table-cell>
          <table:table-cell table:number-columns-repeated="1022"/>
        </table:table-row>
        <table:table-row table:style-name="ro1">
          <table:table-cell office:value-type="string">
            <text:p>Secure Holdings After Attack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>
            <text:p>Incursion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>
            <text:p>Not Connected</text:p>
          </table:table-cell>
          <table:table-cell office:value-type="string">
            <text:p>There is no warp point between me and the rest of the universe.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Turn 1</text:p>
          </table:table-cell>
          <table:table-cell office:value-type="string">
            <text:p>Prepare for Attack if enemy is in sight (applies if omnipresent view is active), otherwise Infrastructure.</text:p>
          </table:table-cell>
          <table:table-cell table:number-columns-repeated="1022"/>
        </table:table-row>
        <table:table-row table:style-name="ro1">
          <table:table-cell office:value-type="string">
            <text:p>Further turns</text:p>
          </table:table-cell>
          <table:table-cell office:value-type="string">
            <text:p>There is always a general AI state. Individual locations however can vary?</text:p>
          </table:table-cell>
          <table:table-cell table:number-columns-repeated="1022"/>
        </table:table-row>
        <table:table-row table:style-name="ro1">
          <table:table-cell office:value-type="string">
            <text:p>Remarks</text:p>
          </table:table-cell>
          <table:table-cell office:value-type="string">
            <text:p>Colony ships do not explore.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.04.2012</text:date>, <text:time>01:0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43S</meta:editing-duration>
    <meta:editing-cycles>10</meta:editing-cycles>
    <meta:generator>LibreOffice/3.4$Win32 LibreOffice_project/340m1$Build-302</meta:generator>
    <dc:date>2012-04-11T01:02:10.73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